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96c" officeooo:paragraph-rsid="0014d96c"/>
    </style:style>
    <style:style style:name="P2" style:family="paragraph" style:parent-style-name="Standard">
      <style:text-properties officeooo:rsid="0015fd7d" officeooo:paragraph-rsid="0015fd7d"/>
    </style:style>
    <style:style style:name="P3" style:family="paragraph" style:parent-style-name="Preformatted_20_Text">
      <style:paragraph-properties fo:margin-left="0in" fo:margin-right="0in" fo:margin-top="0in" fo:margin-bottom="0in" loext:contextual-spacing="false" fo:text-indent="0in" style:auto-text-indent="false" fo:padding="0in" fo:border="none"/>
      <style:text-properties officeooo:paragraph-rsid="0014d96c" loext:padding="0in" loext:border="none"/>
    </style:style>
    <style:style style:name="P4"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Ubuntu Mono" fo:font-size="10.3999996185303pt" officeooo:paragraph-rsid="0014d96c" loext:padding="0in" loext:border="none"/>
    </style:style>
    <style:style style:name="P5"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Ubuntu Mono" fo:font-size="10.3999996185303pt" officeooo:rsid="0014d96c" officeooo:paragraph-rsid="0014d96c" loext:padding="0in" loext:border="none"/>
    </style:style>
    <style:style style:name="P6" style:family="paragraph" style:parent-style-name="Preformatted_20_Text">
      <style:paragraph-properties fo:margin-top="0in" fo:margin-bottom="0in" loext:contextual-spacing="false" fo:padding="0in" fo:border="none"/>
      <style:text-properties style:font-name="Ubuntu Mono" fo:font-size="10.3999996185303pt" officeooo:paragraph-rsid="0014d96c" loext:padding="0in" loext:border="none"/>
    </style:style>
    <style:style style:name="P7" style:family="paragraph" style:parent-style-name="Preformatted_20_Text">
      <style:paragraph-properties fo:margin-top="0in" fo:margin-bottom="0in" loext:contextual-spacing="false" fo:padding="0in" fo:border="none"/>
      <style:text-properties style:font-name="Ubuntu Mono" fo:font-size="10.3999996185303pt" officeooo:rsid="0014d96c" officeooo:paragraph-rsid="0014d96c" loext:padding="0in" loext:border="none"/>
    </style:style>
    <style:style style:name="P8" style:family="paragraph" style:parent-style-name="Standard">
      <style:text-properties style:font-name="Liberation Serif" fo:font-size="12pt" officeooo:rsid="0014d96c" officeooo:paragraph-rsid="0014d96c" style:font-size-asian="12pt" style:font-size-complex="12pt" loext:padding="0in" loext:border="none"/>
    </style:style>
    <style:style style:name="P9" style:family="paragraph" style:parent-style-name="Standard">
      <style:text-properties officeooo:rsid="0015fd7d" officeooo:paragraph-rsid="0015fd7d"/>
    </style:style>
    <style:style style:name="P10" style:family="paragraph" style:parent-style-name="Standard">
      <style:text-properties officeooo:rsid="0017cb17" officeooo:paragraph-rsid="0017cb17"/>
    </style:style>
    <style:style style:name="P11" style:family="paragraph" style:parent-style-name="Standard">
      <style:text-properties officeooo:paragraph-rsid="0017cb17"/>
    </style:style>
    <style:style style:name="P12" style:family="paragraph" style:parent-style-name="Standard">
      <style:text-properties officeooo:paragraph-rsid="0019a732"/>
    </style:style>
    <style:style style:name="T1" style:family="text">
      <style:text-properties style:font-name="Ubuntu Mono" fo:font-size="10.3999996185303pt"/>
    </style:style>
    <style:style style:name="T2" style:family="text">
      <style:text-properties style:font-name="Ubuntu Mono" fo:font-size="10.3999996185303pt" officeooo:rsid="0014d96c"/>
    </style:style>
    <style:style style:name="T3" style:family="text">
      <style:text-properties style:font-name="Liberation Serif" fo:font-size="12pt" style:font-size-asian="12pt" style:font-size-complex="12pt"/>
    </style:style>
    <style:style style:name="T4" style:family="text">
      <style:text-properties style:font-name="Liberation Serif" fo:font-size="12pt" style:font-size-asian="12pt" style:font-size-complex="12pt" loext:padding="0in" loext:border="none"/>
    </style:style>
    <style:style style:name="T5" style:family="text">
      <style:text-properties officeooo:rsid="0015fd7d"/>
    </style:style>
    <style:style style:name="T6" style:family="text">
      <style:text-properties officeooo:rsid="0017cb17"/>
    </style:style>
    <style:style style:name="T7" style:family="text">
      <style:text-properties fo:font-weight="normal" style:font-weight-asian="normal" style:font-weight-complex="normal"/>
    </style:style>
    <style:style style:name="T8" style:family="text">
      <style:text-properties fo:font-weight="normal" officeooo:rsid="0017cb17" style:font-weight-asian="normal" style:font-weight-complex="normal"/>
    </style:style>
    <style:style style:name="T9" style:family="text">
      <style:text-properties fo:font-weight="normal" officeooo:rsid="0019a732" style:font-weight-asian="normal" style:font-weight-complex="normal"/>
    </style:style>
    <style:style style:name="T10" style:family="text">
      <style:text-properties officeooo:rsid="0019a732"/>
    </style:style>
    <style:style style:name="T11" style:family="text">
      <style:text-properties fo:color="#000000" style:font-name="Liberation Serif" fo:font-size="12pt" fo:font-weight="normal" officeooo:rsid="0019a732"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Ballot is taken to be synonymous with ballot measure</text:p>
      <text:p text:style-name="P5"/>
      <text:p text:style-name="P4">Corp_Count: <text:s text:c="4"/></text:p>
      <text:p text:style-name="P5">A count of how much corporate money was spent per resident of the state</text:p>
      <text:p text:style-name="P4"/>
      <text:p text:style-name="P4">Other_Party:<text:tab/> <text:s/></text:p>
      <text:p text:style-name="P3"><text:span text:style-name="T2">The name of the opposition party</text:span><text:span text:style-name="T1"> <text:s text:c="6"/></text:span></text:p>
      <text:p text:style-name="P4"/>
      <text:p text:style-name="P4">Party_Support: <text:s text:c="2"/></text:p>
      <text:p text:style-name="P5">The name of the party supporting this ballot</text:p>
      <text:p text:style-name="P5"/>
      <text:p text:style-name="P4"><text:s/></text:p>
      <text:p text:style-name="P4">Passed:</text:p>
      <text:p text:style-name="P5">Indicator of whether the ballot passed or not</text:p>
      <text:p text:style-name="P5"/>
      <text:p text:style-name="P4"><text:s text:c="4"/></text:p>
      <text:p text:style-name="P4">State_Median_Income:</text:p>
      <text:p text:style-name="P5">The median household income for the state</text:p>
      <text:p text:style-name="P5"/>
      <text:p text:style-name="P5"/>
      <text:p text:style-name="P4">State_Of_Ballot:</text:p>
      <text:p text:style-name="P5">The state the ballot is being voted in</text:p>
      <text:p text:style-name="P5"/>
      <text:p text:style-name="P4"><text:s text:c="4"/></text:p>
      <text:p text:style-name="P4">State_Party:</text:p>
      <text:p text:style-name="P5">The name of the biggest party in the state</text:p>
      <text:p text:style-name="P5"/>
      <text:p text:style-name="P4"><text:s text:c="2"/></text:p>
      <text:p text:style-name="P4">State_Party_Percent:</text:p>
      <text:p text:style-name="P5">The percent of voters in the state registered with the State_Party</text:p>
      <text:p text:style-name="P5"/>
      <text:p text:style-name="P4">foreign_influence_ration:</text:p>
      <text:p text:style-name="P5">The proportion of contributions coming from in-state vs out-of-state</text:p>
      <text:p text:style-name="P4"/>
      <text:p text:style-name="P6">pop_percent_contrib:</text:p>
      <text:p text:style-name="P7">The percent of the population that contributed to this ballot</text:p>
      <text:p text:style-name="P6"/>
      <text:p text:style-name="P6">State_Party_Supported:</text:p>
      <text:p text:style-name="P7">Was this ballot backed by the State_Party</text:p>
      <text:p text:style-name="Standard"/>
      <text:p text:style-name="Standard"/>
      <text:p text:style-name="Standard"/>
      <text:p text:style-name="P1">For this project I tried to use real data and capture real relationships where ever possible. Some real relationships is:</text:p>
      <text:p text:style-name="P1">-The influence of money on the electorate (<text:span text:style-name="T5">ie. </text:span>Corp_Count<text:span text:style-name="T5">)</text:span></text:p>
      <text:p text:style-name="P1">-Voter enthusiasm as shown through donations (ie. pop_percent_contrib)</text:p>
      <text:p text:style-name="P1">- Backlash to knowledge of foreign influence (i<text:span text:style-name="T3">e. </text:span><text:span text:style-name="T4">foreign_influence_ration)</text:span></text:p>
      <text:p text:style-name="P8">- Party dominance ( ie. State_Party_Percent and State_Party_Support)</text:p>
      <text:p text:style-name="P1">- <text:span text:style-name="T5">Economic Factors (ie. State_Median_Income)</text:span></text:p>
      <text:p text:style-name="P1"/>
      <text:p text:style-name="P2">As you can tell from the code some of these are not based on simple characteristics of the ballot but aggregate measures of the contributors and population. More measures may be determined to be useful in the future.</text:p>
      <text:p text:style-name="P2"/>
      <text:p text:style-name="P2">Bayesian Nets work faster with categorical variables, so all <text:span text:style-name="T10">the </text:span>continuous variables <text:span text:style-name="T10">had their values </text:span>relabeled <text:span text:style-name="T10">as ‘vs’,’s’,’vm’,’m’,’l’,or ‘vl’ </text:span>based on <text:span text:style-name="T10">what</text:span> range t<text:span text:style-name="T10">he value</text:span> fell in.</text:p>
      <text:p text:style-name="P2"/>
      <text:p text:style-name="P2"><text:soft-page-break/>The visualization shows what factors change the likelihood that a ballot will pass and what influences those factors. As you can see it reflects the relationships that were coded pretty well. Ideally this would be done on all the data in the database or context specific data (example: all data on ballots in Georgia between 2006-2020). This network is query-able as well, so you can determine what is the likelihood of a ballot passing given one or more known variables. So this can help people figure out things like ballots passing due to support of a particular company, or due to an average contribution amount from individuals, etc.</text:p>
      <text:p text:style-name="P2"/>
      <text:p text:style-name="P10">The “Pseudo Ballot Influence” image shows <text:s/><text:span text:style-name="T5">what </text:span>variables<text:span text:style-name="T5"> </text:span>will <text:span text:style-name="T5">change the likelihood that a ballot will pass </text:span>(such as “Corp_Count”, "State_Party_Supported","State_Party_Percent",”pop_percent_contrib”) <text:span text:style-name="T5">and what </text:span>variable<text:span text:style-name="T5">s </text:span>influence<text:span text:style-name="T5"> those </text:span>variables values (<text:span text:style-name="T5">s</text:span>uch as “State_Of_Ballot” influencing ”pop_percent_contrib” since the number and amount of people contributing was independent and random but the percent of the population those contributions account for is dependent on the population of that state). Each line shows that the variable its pointing to is influenced by the variable the line originated from.</text:p>
      <text:p text:style-name="P10"/>
      <text:p text:style-name="P12"><text:span text:style-name="T6">The </text:span><text:span text:style-name="T8">“F</text:span><text:span text:style-name="Strong_20_Emphasis"><text:span text:style-name="T7">oreign </text:span></text:span><text:span text:style-name="Strong_20_Emphasis"><text:span text:style-name="T8">I</text:span></text:span><text:span text:style-name="Strong_20_Emphasis"><text:span text:style-name="T7">nfluence </text:span></text:span><text:span text:style-name="Strong_20_Emphasis"><text:span text:style-name="T8">B</text:span></text:span><text:span text:style-name="Strong_20_Emphasis"><text:span text:style-name="T7">y </text:span></text:span><text:span text:style-name="Strong_20_Emphasis"><text:span text:style-name="T8">S</text:span></text:span><text:span text:style-name="Strong_20_Emphasis"><text:span text:style-name="T7">tate </text:span></text:span><text:span text:style-name="Strong_20_Emphasis"><text:span text:style-name="T8">P</text:span></text:span><text:span text:style-name="Strong_20_Emphasis"><text:span text:style-name="T7">rty </text:span></text:span><text:span text:style-name="Strong_20_Emphasis"><text:span text:style-name="T8">S</text:span></text:span><text:span text:style-name="Strong_20_Emphasis"><text:span text:style-name="T7">upport” </text:span></text:span><text:span text:style-name="Strong_20_Emphasis"><text:span text:style-name="T8">image shows a simpler example of how a variable’s values maybe influenced by other variables. </text:span></text:span><text:span text:style-name="Strong_20_Emphasis"><text:span text:style-name="T9">In this example the two bar charts are of the frequencies of the categories in the </text:span></text:span><text:span text:style-name="Strong_20_Emphasis"><text:span text:style-name="T11">“</text:span></text:span><text:bookmark text:name="rstudio_console_output"/><text:span text:style-name="Strong_20_Emphasis"><text:span text:style-name="T11">foreign_influence_ration” variable. The first bar chart shows the <text:s/>frequencies of the categories in the “</text:span></text:span><text:bookmark text:name="rstudio_console_output1"/><text:span text:style-name="Strong_20_Emphasis"><text:span text:style-name="T11">foreign_influence_ration” variable when the “State_Party_Support” equals 0. The second bar chart shows the <text:s/>frequencies of the categories in the “</text:span></text:span><text:bookmark text:name="rstudio_console_output11"/><text:span text:style-name="Strong_20_Emphasis"><text:span text:style-name="T11">foreign_influence_ration” variable when the “State_Party_Support” equals 1. Here the two charts show clearly that the values of “</text:span></text:span><text:bookmark text:name="rstudio_console_output12"/><text:span text:style-name="Strong_20_Emphasis"><text:span text:style-name="T11">foreign_influence_ration” is influenced by the variable “State_Party_Suppor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02:22:37.044892048</meta:creation-date>
    <dc:date>2019-05-29T13:29:15.820280864</dc:date>
    <meta:editing-duration>PT8M32S</meta:editing-duration>
    <meta:editing-cycles>2</meta:editing-cycles>
    <meta:generator>LibreOffice/6.0.7.3$Linux_X86_64 LibreOffice_project/00m0$Build-3</meta:generator>
    <meta:document-statistic meta:table-count="0" meta:image-count="0" meta:object-count="0" meta:page-count="2" meta:paragraph-count="38" meta:word-count="525" meta:character-count="3576" meta:non-whitespace-character-count="3053"/>
  </office:meta>
</office:document-meta>
</file>